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>
      <style:table-column-properties style:rel-column-width="14274*"/>
    </style:style>
    <style:style style:name="Table4.B" style:family="table-column">
      <style:table-column-properties style:rel-column-width="51260*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>
      <style:table-column-properties style:rel-column-width="20657*"/>
    </style:style>
    <style:style style:name="Table6.B" style:family="table-column">
      <style:table-column-properties style:rel-column-width="44877*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19180*"/>
    </style:style>
    <style:style style:name="Table7.B" style:family="table-column">
      <style:table-column-properties style:rel-column-width="46354*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10381*"/>
    </style:style>
    <style:style style:name="Table8.B" style:family="table-column">
      <style:table-column-properties style:rel-column-width="55153*"/>
    </style:style>
  </office:automatic-styles>
  <office:body>
    <office:text>
      <text:h text:style-name="Heading_20_1" text:outline-level="1"><text:bookmark-start text:name="recapitulatif-des-syntaxes-de-base-en-python"/>Recapitulatif des syntaxes “de base” en Python<text:bookmark-end text:name="recapitulatif-des-syntaxes-de-base-en-python"/></text:h>
      <text:h text:style-name="Heading_20_2" text:outline-level="2"><text:bookmark-start text:name="demander-et-afficher-des-informations"/>Demander et afficher des informations<text:bookmark-end text:name="demander-et-afficher-des-information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ntaxe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print("message")</text:span></text:p>
          </table:table-cell>
          <table:table-cell table:style-name="TableRowCell" office:value-type="string">
            <text:p text:style-name="Table_20_Contents">Affiche “message” dans la console</text:p>
          </table:table-cell>
        </table:table-row>
        <table:table-row>
          <table:table-cell table:style-name="TableRowCell" office:value-type="string">
            <text:p text:style-name="Table_20_Contents"><text:span text:style-name="Source_Text">v = input("message")</text:span></text:p>
          </table:table-cell>
          <table:table-cell table:style-name="TableRowCell" office:value-type="string">
            <text:p text:style-name="Table_20_Contents">Demande une valeur et la stocke dans <text:span text:style-name="Source_Text">v</text:span></text:p>
          </table:table-cell>
        </table:table-row>
      </table:table>
      <text:h text:style-name="Heading_20_2" text:outline-level="2"><text:bookmark-start text:name="calculs"/>Calculs<text:bookmark-end text:name="calcul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Syntaxe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a + b</text:span></text:p>
          </table:table-cell>
          <table:table-cell table:style-name="TableRowCell" office:value-type="string">
            <text:p text:style-name="Table_20_Contents">Addition de a b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- b</text:span></text:p>
          </table:table-cell>
          <table:table-cell table:style-name="TableRowCell" office:value-type="string">
            <text:p text:style-name="Table_20_Contents">Soustraction de a et b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/ b</text:span></text:p>
          </table:table-cell>
          <table:table-cell table:style-name="TableRowCell" office:value-type="string">
            <text:p text:style-name="Table_20_Contents">Division de a par b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* b</text:span></text:p>
          </table:table-cell>
          <table:table-cell table:style-name="TableRowCell" office:value-type="string">
            <text:p text:style-name="Table_20_Contents">Multiplication de a par b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% b</text:span></text:p>
          </table:table-cell>
          <table:table-cell table:style-name="TableRowCell" office:value-type="string">
            <text:p text:style-name="Table_20_Contents">Modulo (reste de division) de a par b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** b</text:span></text:p>
          </table:table-cell>
          <table:table-cell table:style-name="TableRowCell" office:value-type="string">
            <text:p text:style-name="Table_20_Contents">Exponentiation de a par b</text:p>
          </table:table-cell>
        </table:table-row>
      </table:table>
      <text:p text:style-name="First_20_paragraph">Toutes ces opérations peuvent être appliquées directement sur une variable via la syntaxe du type <text:span text:style-name="Source_Text">a += b</text:span> (additionner b à a et directement modifier la valeur de a avec le résultat).</text:p>
      <text:h text:style-name="Heading_20_2" text:outline-level="2"><text:bookmark-start text:name="types-de-variable-et-conversion"/>Types de variable et conversion<text:bookmark-end text:name="types-de-variable-et-conversion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Syntaxe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type(v)</text:span></text:p>
          </table:table-cell>
          <table:table-cell table:style-name="TableRowCell" office:value-type="string">
            <text:p text:style-name="Table_20_Contents">Renvoie le type de <text:span text:style-name="Source_Text">v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int(v)</text:span></text:p>
          </table:table-cell>
          <table:table-cell table:style-name="TableRowCell" office:value-type="string">
            <text:p text:style-name="Table_20_Contents">Converti <text:span text:style-name="Source_Text">v</text:span> en entier</text:p>
          </table:table-cell>
        </table:table-row>
        <table:table-row>
          <table:table-cell table:style-name="TableRowCell" office:value-type="string">
            <text:p text:style-name="Table_20_Contents"><text:span text:style-name="Source_Text">float(v)</text:span></text:p>
          </table:table-cell>
          <table:table-cell table:style-name="TableRowCell" office:value-type="string">
            <text:p text:style-name="Table_20_Contents">Converti <text:span text:style-name="Source_Text">v</text:span> en float</text:p>
          </table:table-cell>
        </table:table-row>
        <table:table-row>
          <table:table-cell table:style-name="TableRowCell" office:value-type="string">
            <text:p text:style-name="Table_20_Contents"><text:span text:style-name="Source_Text">str(v)</text:span></text:p>
          </table:table-cell>
          <table:table-cell table:style-name="TableRowCell" office:value-type="string">
            <text:p text:style-name="Table_20_Contents">Converti <text:span text:style-name="Source_Text">v</text:span> en string</text:p>
          </table:table-cell>
        </table:table-row>
      </table:table>
      <text:h text:style-name="Heading_20_2" text:outline-level="2"><text:bookmark-start text:name="chaînes-de-caractères"/>Chaînes de caractères<text:bookmark-end text:name="chaînes-de-caractères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Syntaxe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chaine1 + chaine2</text:span></text:p>
          </table:table-cell>
          <table:table-cell table:style-name="TableRowCell" office:value-type="string">
            <text:p text:style-name="Table_20_Contents">Concatène les chaînes de caractères <text:span text:style-name="Source_Text">chaine1</text:span> et <text:span text:style-name="Source_Text">chaine2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chaine[n:m]</text:span></text:p>
          </table:table-cell>
          <table:table-cell table:style-name="TableRowCell" office:value-type="string">
            <text:p text:style-name="Table_20_Contents">Retourne les caractères de <text:span text:style-name="Source_Text">chaine</text:span> depuis la position n à m</text:p>
          </table:table-cell>
        </table:table-row>
        <table:table-row>
          <table:table-cell table:style-name="TableRowCell" office:value-type="string">
            <text:p text:style-name="Table_20_Contents"><text:span text:style-name="Source_Text">chaine * n</text:span></text:p>
          </table:table-cell>
          <table:table-cell table:style-name="TableRowCell" office:value-type="string">
            <text:p text:style-name="Table_20_Contents">Retourne <text:span text:style-name="Source_Text">chaine</text:span> concaténée <text:span text:style-name="Source_Text">n</text:span> fois avec elle-meme</text:p>
          </table:table-cell>
        </table:table-row>
        <table:table-row>
          <table:table-cell table:style-name="TableRowCell" office:value-type="string">
            <text:p text:style-name="Table_20_Contents"><text:span text:style-name="Source_Text">len(chaine)</text:span></text:p>
          </table:table-cell>
          <table:table-cell table:style-name="TableRowCell" office:value-type="string">
            <text:p text:style-name="Table_20_Contents">Retourne la longueur de <text:span text:style-name="Source_Text">chaine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chaine.replace(a, b)</text:span></text:p>
          </table:table-cell>
          <table:table-cell table:style-name="TableRowCell" office:value-type="string">
            <text:p text:style-name="Table_20_Contents">Renvoie <text:span text:style-name="Source_Text">chaine</text:span> avec les occurences de <text:span text:style-name="Source_Text">a</text:span> remplacées par <text:span text:style-name="Source_Text">b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chaine.split(c)</text:span></text:p>
          </table:table-cell>
          <table:table-cell table:style-name="TableRowCell" office:value-type="string">
            <text:p text:style-name="Table_20_Contents">Créé une liste à partir de <text:span text:style-name="Source_Text">chaine</text:span> en la séparant par rapport au caractère <text:span text:style-name="Source_Text">c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chaine.strip()</text:span></text:p>
          </table:table-cell>
          <table:table-cell table:style-name="TableRowCell" office:value-type="string">
            <text:p text:style-name="Table_20_Contents">“Nettoie” <text:span text:style-name="Source_Text">chaine</text:span> en supprimant les espaces et <text:span text:style-name="Source_Text">\n</text:span> au début et à la fin</text:p>
          </table:table-cell>
        </table:table-row>
        <table:table-row>
          <table:table-cell table:style-name="TableRowCell" office:value-type="string">
            <text:p text:style-name="Table_20_Contents"><text:span text:style-name="Source_Text">\n</text:span></text:p>
          </table:table-cell>
          <table:table-cell table:style-name="TableRowCell" office:value-type="string">
            <text:p text:style-name="Table_20_Contents">Représentation du caractère ‘nouvelle ligne’</text:p>
          </table:table-cell>
        </table:table-row>
      </table:table>
      <text:h text:style-name="Heading_20_2" text:outline-level="2"><text:bookmark-start text:name="fonctions"/>Fonctions<text:bookmark-end text:name="fonctions"/></text:h>
      <text:p text:style-name="P1">def ma_fonction(toto, tutu=3):</text:p>
      <text:p text:style-name="P2"><text:s text:c="4"/>une_valeur = toto * 6 + tutu</text:p>
      <text:p text:style-name="P3"><text:s text:c="4"/>return une_valeur</text:p>
      <text:p text:style-name="First_20_paragraph">Cette fonction : - a pour nom <text:span text:style-name="Source_Text">ma_fonction</text:span> ; - a pour argument <text:span text:style-name="Source_Text">toto</text:span> et <text:span text:style-name="Source_Text">tutu</text:span> ; - <text:span text:style-name="Source_Text">tutu</text:span> est un argument optionnel avec comme valeur par défaut l’entier 3 ; - <text:span text:style-name="Source_Text">une_valeur</text:span> est une variable locale à la fonction ; - elle retourne <text:span text:style-name="Source_Text">une_valeur</text:span> ;</text:p>
      <text:h text:style-name="Heading_20_2" text:outline-level="2"><text:bookmark-start text:name="conditions"/>Conditions<text:bookmark-end text:name="conditions"/></text:h>
      <text:p text:style-name="P4">if condition:</text:p>
      <text:p text:style-name="P5"><text:s text:c="4"/>instruction1</text:p>
      <text:p text:style-name="P6"><text:s text:c="4"/>instruction2</text:p>
      <text:p text:style-name="P7">elif autre_condition:</text:p>
      <text:p text:style-name="P8"><text:s text:c="4"/>instruction3</text:p>
      <text:p text:style-name="P9">elif encore_une_autre_condition:</text:p>
      <text:p text:style-name="P10"><text:s text:c="4"/>instruction4</text:p>
      <text:p text:style-name="P11">else:</text:p>
      <text:p text:style-name="P12"><text:s text:c="4"/>instruction5</text:p>
      <text:p text:style-name="P13"><text:s text:c="4"/>instruction6</text:p>
      <text:h text:style-name="Heading_20_3" text:outline-level="3"><text:bookmark-start text:name="opérateurs-de-conditions"/>Opérateurs de conditions<text:bookmark-end text:name="opérateurs-de-conditions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Syntaxe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a == b</text:span></text:p>
          </table:table-cell>
          <table:table-cell table:style-name="TableRowCell" office:value-type="string">
            <text:p text:style-name="Table_20_Contents">Egalité entre <text:span text:style-name="Source_Text">a</text:span> et <text:span text:style-name="Source_Text">b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!= b</text:span></text:p>
          </table:table-cell>
          <table:table-cell table:style-name="TableRowCell" office:value-type="string">
            <text:p text:style-name="Table_20_Contents">Différence entre <text:span text:style-name="Source_Text">a</text:span> et <text:span text:style-name="Source_Text">b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&gt; <text:s text:c="1"/>b</text:span></text:p>
          </table:table-cell>
          <table:table-cell table:style-name="TableRowCell" office:value-type="string">
            <text:p text:style-name="Table_20_Contents"><text:span text:style-name="Source_Text">a</text:span> supérieur (strictement) à <text:span text:style-name="Source_Text">b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&gt;= b</text:span></text:p>
          </table:table-cell>
          <table:table-cell table:style-name="TableRowCell" office:value-type="string">
            <text:p text:style-name="Table_20_Contents"><text:span text:style-name="Source_Text">a</text:span> supérieur ou égal à <text:span text:style-name="Source_Text">b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&lt; <text:s text:c="1"/>b</text:span></text:p>
          </table:table-cell>
          <table:table-cell table:style-name="TableRowCell" office:value-type="string">
            <text:p text:style-name="Table_20_Contents"><text:span text:style-name="Source_Text">a</text:span> inférieur (strictement) à <text:span text:style-name="Source_Text">b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&lt;= b</text:span></text:p>
          </table:table-cell>
          <table:table-cell table:style-name="TableRowCell" office:value-type="string">
            <text:p text:style-name="Table_20_Contents"><text:span text:style-name="Source_Text">a</text:span> inférieur ou égal à <text:span text:style-name="Source_Text">b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cond1 and cond2</text:span></text:p>
          </table:table-cell>
          <table:table-cell table:style-name="TableRowCell" office:value-type="string">
            <text:p text:style-name="Table_20_Contents"><text:span text:style-name="Source_Text">cond1</text:span> et <text:span text:style-name="Source_Text">cond2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cond1 or cond2</text:span></text:p>
          </table:table-cell>
          <table:table-cell table:style-name="TableRowCell" office:value-type="string">
            <text:p text:style-name="Table_20_Contents"><text:span text:style-name="Source_Text">cond1</text:span> ou <text:span text:style-name="Source_Text">cond2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not cond</text:span></text:p>
          </table:table-cell>
          <table:table-cell table:style-name="TableRowCell" office:value-type="string">
            <text:p text:style-name="Table_20_Contents">négation de la condition <text:span text:style-name="Source_Text">cond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a in b</text:span></text:p>
          </table:table-cell>
          <table:table-cell table:style-name="TableRowCell" office:value-type="string">
            <text:p text:style-name="Table_20_Contents"><text:span text:style-name="Source_Text">a</text:span> est dans <text:span text:style-name="Source_Text">b</text:span> (chaîne, liste, set..)</text:p>
          </table:table-cell>
        </table:table-row>
      </table:table>
      <text:h text:style-name="Heading_20_3" text:outline-level="3"><text:bookmark-start text:name="inline-ifs"/>Inline <text:span text:style-name="Source_Text">ifs</text:span><text:bookmark-end text:name="inline-ifs"/></text:h>
      <text:p text:style-name="P14">parite = "pair" if n % 2 == 0 else "impair"</text:p>
      <text:h text:style-name="Heading_20_2" text:outline-level="2"><text:bookmark-start text:name="exception-assertions"/>Exception, assertions<text:bookmark-end text:name="exception-assertions"/></text:h>
      <text:p text:style-name="First_20_paragraph"><text:span text:style-name="Source_Text">try</text:span>/<text:span text:style-name="Source_Text">except</text:span> permettent de tenter des instructions et d’attraper les exceptions qui peuvent survenir pour ensuite les gérer de manière spécifique :</text:p>
      <text:p text:style-name="P15">try:</text:p>
      <text:p text:style-name="P16"><text:s text:c="3"/>instruction1</text:p>
      <text:p text:style-name="P17"><text:s text:c="3"/>instruction2</text:p>
      <text:p text:style-name="P18">except FirstExceptionTime:</text:p>
      <text:p text:style-name="P19"><text:s text:c="3"/>instruction3</text:p>
      <text:p text:style-name="P20">except Exception as e:</text:p>
      <text:p text:style-name="P21"><text:s text:c="3"/>print("an unknown exception happened ! :" + e.str)</text:p>
      <text:p text:style-name="First_20_paragraph">Les assertions permettent d’expliciter et de vérifier des suppositions faites dans le code :</text:p>
      <text:p text:style-name="P22">def une_fonction(n):</text:p>
      <text:p text:style-name="P23"><text:s text:c="3"/>assert isinstance(n, int) and is_prime(n), "Cette fonction fonctionne seulement pour des entiers premiers !"</text:p>
      <text:h text:style-name="Heading_20_2" text:outline-level="2"><text:bookmark-start text:name="boucles"/>Boucles<text:bookmark-end text:name="boucles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Syntaxe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for i in range(0, 10)</text:span></text:p>
          </table:table-cell>
          <table:table-cell table:style-name="TableRowCell" office:value-type="string">
            <text:p text:style-name="Table_20_Contents">Itère sur <text:span text:style-name="Source_Text">i</text:span> de 0 à 9</text:p>
          </table:table-cell>
        </table:table-row>
        <table:table-row>
          <table:table-cell table:style-name="TableRowCell" office:value-type="string">
            <text:p text:style-name="Table_20_Contents"><text:span text:style-name="Source_Text">for element in stuff</text:span></text:p>
          </table:table-cell>
          <table:table-cell table:style-name="TableRowCell" office:value-type="string">
            <text:p text:style-name="Table_20_Contents">Itère sur tous les elements de stuff (liste, set, dictionnaire)</text:p>
          </table:table-cell>
        </table:table-row>
        <table:table-row>
          <table:table-cell table:style-name="TableRowCell" office:value-type="string">
            <text:p text:style-name="Table_20_Contents"><text:span text:style-name="Source_Text">for key, value in d.items()</text:span></text:p>
          </table:table-cell>
          <table:table-cell table:style-name="TableRowCell" office:value-type="string">
            <text:p text:style-name="Table_20_Contents">Itère sur toutes les clefs, valeurs du dictionnaire <text:span text:style-name="Source_Text">d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while condition</text:span></text:p>
          </table:table-cell>
          <table:table-cell table:style-name="TableRowCell" office:value-type="string">
            <text:p text:style-name="Table_20_Contents">Répète un jeu d’instruction tant que <text:span text:style-name="Source_Text">condition</text:span> est vraie</text:p>
          </table:table-cell>
        </table:table-row>
        <table:table-row>
          <table:table-cell table:style-name="TableRowCell" office:value-type="string">
            <text:p text:style-name="Table_20_Contents"><text:span text:style-name="Source_Text">break</text:span></text:p>
          </table:table-cell>
          <table:table-cell table:style-name="TableRowCell" office:value-type="string">
            <text:p text:style-name="Table_20_Contents">Quitte immédiatement une boucle</text:p>
          </table:table-cell>
        </table:table-row>
        <table:table-row>
          <table:table-cell table:style-name="TableRowCell" office:value-type="string">
            <text:p text:style-name="Table_20_Contents"><text:span text:style-name="Source_Text">continue</text:span></text:p>
          </table:table-cell>
          <table:table-cell table:style-name="TableRowCell" office:value-type="string">
            <text:p text:style-name="Table_20_Contents">Passe immédiatement à l’itération suivante d’une boucle</text:p>
          </table:table-cell>
        </table:table-row>
      </table:table>
      <text:h text:style-name="Heading_20_2" text:outline-level="2"><text:bookmark-start text:name="structures-de-données"/>Structures de données<text:bookmark-end text:name="structures-de-données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Syntaxe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L = ["a", 2, 3.14 ]</text:span></text:p>
          </table:table-cell>
          <table:table-cell table:style-name="TableRowCell" office:value-type="string">
            <text:p text:style-name="Table_20_Contents">Liste (suite ordonnée d’éléments)</text:p>
          </table:table-cell>
        </table:table-row>
        <table:table-row>
          <table:table-cell table:style-name="TableRowCell" office:value-type="string">
            <text:p text:style-name="Table_20_Contents"><text:span text:style-name="Source_Text">S = { "a", "b", 3 }</text:span></text:p>
          </table:table-cell>
          <table:table-cell table:style-name="TableRowCell" office:value-type="string">
            <text:p text:style-name="Table_20_Contents">Ensemble (éléments unique, désordonné)</text:p>
          </table:table-cell>
        </table:table-row>
        <table:table-row>
          <table:table-cell table:style-name="TableRowCell" office:value-type="string">
            <text:p text:style-name="Table_20_Contents"><text:span text:style-name="Source_Text">D = { "a": 2, "b": 4 }</text:span></text:p>
          </table:table-cell>
          <table:table-cell table:style-name="TableRowCell" office:value-type="string">
            <text:p text:style-name="Table_20_Contents">Dictionnaire (ensemble de clé-valeurs, avec clés uniques)</text:p>
          </table:table-cell>
        </table:table-row>
        <table:table-row>
          <table:table-cell table:style-name="TableRowCell" office:value-type="string">
            <text:p text:style-name="Table_20_Contents"><text:span text:style-name="Source_Text">T = (1,2,3)</text:span></text:p>
          </table:table-cell>
          <table:table-cell table:style-name="TableRowCell" office:value-type="string">
            <text:p text:style-name="Table_20_Contents">Tuple ou n-uplet (suite d’élément non-mutables)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Syntaxe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L[i]</text:span></text:p>
          </table:table-cell>
          <table:table-cell table:style-name="TableRowCell" office:value-type="string">
            <text:p text:style-name="Table_20_Contents"><text:span text:style-name="Source_Text">i</text:span>-eme element d’une liste ou d’une tuple</text:p>
          </table:table-cell>
        </table:table-row>
        <table:table-row>
          <table:table-cell table:style-name="TableRowCell" office:value-type="string">
            <text:p text:style-name="Table_20_Contents"><text:span text:style-name="Source_Text">L[i:]</text:span></text:p>
          </table:table-cell>
          <table:table-cell table:style-name="TableRowCell" office:value-type="string">
            <text:p text:style-name="Table_20_Contents">Liste de tous les éléments à partir du <text:span text:style-name="Source_Text">i</text:span>-eme</text:p>
          </table:table-cell>
        </table:table-row>
        <table:table-row>
          <table:table-cell table:style-name="TableRowCell" office:value-type="string">
            <text:p text:style-name="Table_20_Contents"><text:span text:style-name="Source_Text">L[i] = e</text:span></text:p>
          </table:table-cell>
          <table:table-cell table:style-name="TableRowCell" office:value-type="string">
            <text:p text:style-name="Table_20_Contents">Remplace le <text:span text:style-name="Source_Text">i</text:span>-eme element par <text:span text:style-name="Source_Text">e</text:span> dans une liste</text:p>
          </table:table-cell>
        </table:table-row>
        <table:table-row>
          <table:table-cell table:style-name="TableRowCell" office:value-type="string">
            <text:p text:style-name="Table_20_Contents"><text:span text:style-name="Source_Text">L.append(e)</text:span></text:p>
          </table:table-cell>
          <table:table-cell table:style-name="TableRowCell" office:value-type="string">
            <text:p text:style-name="Table_20_Contents">Ajoute <text:span text:style-name="Source_Text">e</text:span> à la fin de la liste <text:span text:style-name="Source_Text">L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S.add(e)</text:span></text:p>
          </table:table-cell>
          <table:table-cell table:style-name="TableRowCell" office:value-type="string">
            <text:p text:style-name="Table_20_Contents">Ajoute <text:span text:style-name="Source_Text">e</text:span> dans le set <text:span text:style-name="Source_Text">S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L.insert(i, e)</text:span></text:p>
          </table:table-cell>
          <table:table-cell table:style-name="TableRowCell" office:value-type="string">
            <text:p text:style-name="Table_20_Contents">Insère <text:span text:style-name="Source_Text">e</text:span> à la position <text:span text:style-name="Source_Text">i</text:span> dans la liste <text:span text:style-name="Source_Text">L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chaine.join(L)</text:span></text:p>
          </table:table-cell>
          <table:table-cell table:style-name="TableRowCell" office:value-type="string">
            <text:p text:style-name="Table_20_Contents">Produit une string à partir de <text:span text:style-name="Source_Text">L</text:span> en intercallant la string <text:span text:style-name="Source_Text">chaine</text:span> entre les elements</text:p>
          </table:table-cell>
        </table:table-row>
      </table:table>
      <text:h text:style-name="Heading_20_2" text:outline-level="2"><text:bookmark-start text:name="fichiers"/>Fichiers<text:bookmark-end text:name="fichiers"/></text:h>
      <text:p text:style-name="First_20_paragraph">Ouvrir et lire un fichier :</text:p>
      <text:p text:style-name="P24"># Créé un contexte dans lequel le fichier</text:p>
      <text:p text:style-name="P25"># est ouvert en lecture en tant que 'f', </text:p>
      <text:p text:style-name="P26"># et met son contenu dans 'content'</text:p>
      <text:p text:style-name="P27"/>
      <text:p text:style-name="P28">with open("/un/fichier", "r") as f: <text:s text:c="1"/></text:p>
      <text:p text:style-name="P29"><text:s text:c="4"/>content = f.readlines() <text:s text:c="9"/></text:p>
      <text:p text:style-name="P30"><text:s text:c="37"/></text:p>
      <text:p text:style-name="First_20_paragraph">Ecrire dans un fichier :</text:p>
      <text:p text:style-name="P31"># Créé un contexte dans lequel le fichier</text:p>
      <text:p text:style-name="P32"># est ouvert en ré-écriture complète et</text:p>
      <text:p text:style-name="P33"># écrit le contenu de 'content' dedans.</text:p>
      <text:p text:style-name="P34"/>
      <text:p text:style-name="P35">with open("/un/fichier", "w") as f: <text:s text:c="1"/></text:p>
      <text:p text:style-name="P36"><text:s text:c="4"/>f.write(content) <text:s text:c="16"/></text:p>
      <text:p text:style-name="P37"><text:s text:c="37"/></text:p>
      <text:p text:style-name="First_20_paragraph">(Le mode <text:span text:style-name="Source_Text">'a'</text:span> (append) au lieu de <text:span text:style-name="Source_Text">'w'</text:span> permet d’ouvrir le fichier pour ajouter du contenu à la fin plutôt que de le ré-écri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